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-color="#e6e6e6" draw:textarea-horizontal-align="justify" draw:textarea-vertical-align="top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2" style:family="graphic" style:parent-style-name="standard">
      <style:graphic-properties draw:fill="none" draw:textarea-vertical-align="middle" draw:auto-grow-height="false" fo:min-height="0.749cm" fo:min-width="0.49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17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marker-start="Arrow" draw:marker-end="Arrow" draw:marker-end-width="0.3cm" draw:textarea-horizontal-align="center" draw:textarea-vertical-align="middle" draw:shadow-offset-x="0.305cm" draw:shadow-offset-y="0.30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42cm"/>
    </style:style>
    <style:style style:name="gr2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2" style:family="graphic" style:parent-style-name="standard">
      <style:graphic-properties draw:fill="none" draw:textarea-horizontal-align="justify" draw:textarea-vertical-align="middle" draw:auto-grow-height="false" draw:shadow-offset-x="0.305cm" draw:shadow-offset-y="0.305cm"/>
    </style:style>
    <style:style style:name="gr23" style:family="graphic" style:parent-style-name="objectwithoutfill">
      <style:graphic-properties draw:fill="none" draw:textarea-horizontal-align="center" draw:textarea-vertical-align="middle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10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e6e6e6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e6e6e6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-color="#e6e6e6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13" style:family="paragraph">
      <loext:graphic-properties draw:fill-color="#e6e6e6"/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margin-left="0.382cm" fo:margin-right="0cm" fo:text-indent="0cm"/>
    </style:style>
    <style:style style:name="P18" style:family="paragraph">
      <loext:graphic-properties draw:fill="none" draw:fill-color="#ffffff"/>
      <style:paragraph-properties fo:margin-left="0.382cm" fo:margin-right="0cm" fo:text-indent="0cm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-0.294cm" text:min-label-width="0.294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3.891cm" svg:height="1.743cm" svg:x="6.879cm" svg:y="5.26cm">
          <text:p text:style-name="P1">/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3.891cm" svg:height="1.743cm" svg:x="3.144cm" svg:y="8.872cm">
          <text:p text:style-name="P1">/hell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891cm" svg:height="1.743cm" svg:x="10.989cm" svg:y="8.872cm">
          <text:p text:style-name="P1">/tm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6.879cm" svg:y1="6.131cm" svg:x2="5.089cm" svg:y2="8.872cm" draw:start-shape="id1" draw:start-glue-point="3" draw:end-shape="id2" draw:end-glue-point="0" svg:d="M6879 6131h-1790v2741" svg:viewBox="0 0 1791 2742">
          <text:p/>
        </draw:connector>
        <draw:connector draw:style-name="gr2" draw:text-style-name="P1" draw:layer="layout" svg:x1="10.77cm" svg:y1="6.131cm" svg:x2="12.934cm" svg:y2="8.872cm" draw:start-shape="id1" draw:start-glue-point="1" draw:end-shape="id3" draw:end-glue-point="0" svg:d="M10770 6131h2164v2741" svg:viewBox="0 0 2165 2742">
          <text:p/>
        </draw:connector>
        <draw:frame draw:style-name="gr3" draw:text-style-name="P3" draw:layer="layout" svg:width="2.832cm" svg:height="0.725cm" svg:x="0.498cm" svg:y="9.369cm">
          <draw:text-box>
            <text:p><text:span text:style-name="T1">(hda1,2)</text:span></text:p>
          </draw:text-box>
        </draw:frame>
        <draw:frame draw:style-name="gr3" draw:text-style-name="P3" draw:layer="layout" svg:width="2.832cm" svg:height="0.725cm" svg:x="8.598cm" svg:y="9.369cm">
          <draw:text-box>
            <text:p><text:span text:style-name="T1">(hda1,1)</text:span></text:p>
          </draw:text-box>
        </draw:frame>
        <draw:frame draw:style-name="gr3" draw:text-style-name="P3" draw:layer="layout" svg:width="2.832cm" svg:height="0.725cm" svg:x="4.645cm" svg:y="4.451cm">
          <draw:text-box>
            <text:p><text:span text:style-name="T1">(hda1,0)</text:span></text:p>
          </draw:text-box>
        </draw:frame>
        <draw:custom-shape draw:style-name="gr1" draw:text-style-name="P2" xml:id="id4" draw:id="id4" draw:layer="layout" svg:width="3.891cm" svg:height="1.743cm" svg:x="21.26cm" svg:y="5.26cm">
          <text:p text:style-name="P1">/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3.858cm" svg:height="1.743cm" svg:x="20.888cm" svg:y="8.872cm">
          <text:p text:style-name="P1">/t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3.205cm" svg:y1="7.003cm" svg:x2="22.817cm" svg:y2="8.872cm" draw:start-shape="id4" draw:start-glue-point="2" draw:end-shape="id5" draw:end-glue-point="0" svg:d="M23205 7003v934h-388v935" svg:viewBox="0 0 389 1870">
          <text:p/>
        </draw:connector>
        <draw:frame draw:style-name="gr3" draw:text-style-name="P3" draw:layer="layout" svg:width="2.832cm" svg:height="0.725cm" svg:x="18.497cm" svg:y="9.525cm">
          <draw:text-box>
            <text:p><text:span text:style-name="T1">(hda2,1)</text:span></text:p>
          </draw:text-box>
        </draw:frame>
        <draw:frame draw:style-name="gr3" draw:text-style-name="P3" draw:layer="layout" svg:width="2.832cm" svg:height="0.725cm" svg:x="19.151cm" svg:y="4.607cm">
          <draw:text-box>
            <text:p><text:span text:style-name="T1">(hda2,0)</text:span></text:p>
          </draw:text-box>
        </draw:frame>
        <draw:custom-shape draw:style-name="gr4" draw:text-style-name="P1" draw:layer="layout" svg:width="11.61cm" svg:height="3.86cm" svg:x="3.206cm" svg:y="14.971cm">
          <text:p text:style-name="P1">Minix superblock</text:p>
          <text:p text:style-name="P4"/>
          <text:p text:style-name="P4"><text:span text:style-name="T2">Root inode = (hda1,0)</text:span></text:p>
          <text:p text:style-name="P4"><text:span text:style-name="T2">Mounted on = null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4.88cm" svg:y1="9.743cm" svg:x2="21.26cm" svg:y2="6.131cm" draw:start-shape="id3" draw:end-shape="id4" svg:d="M14880 9743h3190v-3612h3190" svg:viewBox="0 0 6381 3613">
          <text:p/>
        </draw:connector>
        <draw:custom-shape draw:style-name="gr4" draw:text-style-name="P1" draw:layer="layout" svg:width="8.374cm" svg:height="3.86cm" svg:x="17.889cm" svg:y="14.971cm">
          <text:p text:style-name="P1">Ext2 superblock</text:p>
          <text:p text:style-name="P4"/>
          <text:p text:style-name="P4"><text:span text:style-name="T2">Root inode = (hda2,0)</text:span></text:p>
          <text:p text:style-name="P4"><text:span text:style-name="T2">Mounted on = (hda1,1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891cm" svg:height="1.743cm" svg:x="10.995cm" svg:y="12.227cm">
          <text:p text:style-name="P1">/tmp/hidd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832cm" svg:height="0.725cm" svg:x="8.455cm" svg:y="12.7cm">
          <draw:text-box>
            <text:p><text:span text:style-name="T1">(hda1,3)</text:span></text:p>
          </draw:text-box>
        </draw:frame>
        <draw:connector draw:style-name="gr2" draw:text-style-name="P1" draw:layer="layout" svg:x1="12.934cm" svg:y1="10.615cm" svg:x2="12.94cm" svg:y2="12.227cm" draw:start-shape="id3" draw:start-glue-point="2" draw:end-shape="id6" draw:end-glue-point="0" svg:d="M12934 10615v806h6v806" svg:viewBox="0 0 7 1613">
          <text:p/>
        </draw:connector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7" draw:text-style-name="P2" draw:layer="layout" svg:width="10.116cm" svg:height="7.533cm" svg:x="3.082cm" svg:y="11.955cm">
          <text:p text:style-name="P1">Process B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0.116cm" svg:height="7.533cm" svg:x="3.082cm" svg:y="0.684cm">
          <text:p text:style-name="P1">Process A</text:p>
          <draw:enhanced-geometry svg:viewBox="0 0 21600 21600" draw:type="rectangle" draw:enhanced-path="M 0 0 L 21600 0 21600 21600 0 21600 0 0 Z N"/>
        </draw:custom-shape>
        <draw:custom-shape draw:style-name="gr8" draw:text-style-name="P1" xml:id="id8" draw:id="id8" draw:layer="layout" svg:width="4.584cm" svg:height="0.996cm" svg:x="14.186cm" svg:y="9.5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1" draw:id="id11" draw:layer="layout" svg:width="4.584cm" svg:height="0.996cm" svg:x="14.186cm" svg:y="10.66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5.603cm" svg:height="0.962cm" svg:x="13.874cm" svg:y="8.341cm">
          <draw:text-box>
            <text:p>Open files table</text:p>
          </draw:text-box>
        </draw:frame>
        <draw:frame draw:style-name="gr9" draw:text-style-name="P6" draw:layer="layout" svg:width="5.603cm" svg:height="0.962cm" svg:x="21.307cm" svg:y="9.96cm">
          <draw:text-box>
            <text:p>Inode cache</text:p>
          </draw:text-box>
        </draw:frame>
        <draw:custom-shape draw:style-name="gr8" draw:text-style-name="P1" xml:id="id13" draw:id="id13" draw:layer="layout" svg:width="4.939cm" svg:height="0.996cm" svg:x="20.87cm" svg:y="11.0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4" draw:id="id14" draw:layer="layout" svg:width="4.939cm" svg:height="0.996cm" svg:x="20.87cm" svg:y="12.1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7" draw:id="id7" draw:layer="layout" svg:width="6.599cm" svg:height="0.996cm" svg:x="4.942cm" svg:y="3.5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9" draw:id="id9" draw:layer="layout" svg:width="6.599cm" svg:height="0.996cm" svg:x="4.942cm" svg:y="4.6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0" draw:id="id10" draw:layer="layout" svg:width="6.599cm" svg:height="0.996cm" svg:x="4.943cm" svg:y="5.888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6.544cm" svg:height="0.962cm" svg:x="5.004cm" svg:y="2.303cm">
          <draw:text-box>
            <text:p>File descriptor table</text:p>
          </draw:text-box>
        </draw:frame>
        <draw:custom-shape draw:style-name="gr8" draw:text-style-name="P1" xml:id="id12" draw:id="id12" draw:layer="layout" svg:width="6.599cm" svg:height="0.996cm" svg:x="4.88cm" svg:y="15.193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6.544cm" svg:height="0.962cm" svg:x="4.942cm" svg:y="13.915cm">
          <draw:text-box>
            <text:p>File descriptor table</text:p>
          </draw:text-box>
        </draw:frame>
        <draw:connector draw:style-name="gr10" draw:text-style-name="P1" draw:layer="layout" svg:x1="11.541cm" svg:y1="4.079cm" svg:x2="14.186cm" svg:y2="10.053cm" draw:start-shape="id7" draw:start-glue-point="1" draw:end-shape="id8" draw:end-glue-point="3" svg:d="M11541 4079h1322v5974h1323" svg:viewBox="0 0 2646 5975">
          <text:p/>
        </draw:connector>
        <draw:connector draw:style-name="gr10" draw:text-style-name="P1" draw:layer="layout" svg:x1="11.541cm" svg:y1="5.186cm" svg:x2="14.186cm" svg:y2="10.053cm" draw:start-shape="id9" draw:start-glue-point="1" draw:end-shape="id8" draw:end-glue-point="3" svg:d="M11541 5186h1322v4867h1323" svg:viewBox="0 0 2646 4868">
          <text:p/>
        </draw:connector>
        <draw:connector draw:style-name="gr10" draw:text-style-name="P1" draw:layer="layout" draw:line-skew="-0.818cm" svg:x1="11.542cm" svg:y1="6.386cm" svg:x2="14.186cm" svg:y2="11.16cm" draw:start-shape="id10" draw:start-glue-point="1" draw:end-shape="id11" draw:end-glue-point="3" svg:d="M11542 6386h504v4774h2140" svg:viewBox="0 0 2645 4775">
          <text:p/>
        </draw:connector>
        <draw:connector draw:style-name="gr10" draw:text-style-name="P1" draw:layer="layout" svg:x1="11.479cm" svg:y1="15.691cm" svg:x2="14.186cm" svg:y2="11.16cm" draw:start-shape="id12" draw:start-glue-point="1" draw:end-shape="id11" draw:end-glue-point="3" svg:d="M11479 15691h1353v-4531h1354" svg:viewBox="0 0 2708 4532">
          <text:p/>
        </draw:connector>
        <draw:connector draw:style-name="gr10" draw:text-style-name="P1" draw:layer="layout" svg:x1="18.77cm" svg:y1="10.053cm" svg:x2="20.87cm" svg:y2="11.58cm" draw:start-shape="id8" draw:start-glue-point="1" draw:end-shape="id13" svg:d="M18770 10053h1050v1527h1050" svg:viewBox="0 0 2101 1528">
          <text:p/>
        </draw:connector>
        <draw:connector draw:style-name="gr10" draw:text-style-name="P1" draw:layer="layout" draw:line-skew="-0.552cm" svg:x1="18.77cm" svg:y1="11.16cm" svg:x2="20.87cm" svg:y2="12.687cm" draw:start-shape="id11" draw:start-glue-point="1" draw:end-shape="id14" draw:end-glue-point="3" svg:d="M18770 11160h498v1527h1602" svg:viewBox="0 0 2101 1528">
          <text:p/>
        </draw:connector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4" draw:text-style-name="P1" draw:layer="layout" svg:width="3.518cm" svg:height="2.498cm" svg:x="2.575cm" svg:y="18.211cm">
          <text:p text:style-name="P1">Volume</text:p>
          <text:p text:style-name="P1">Boot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45cm" svg:height="1.503cm" svg:x="2.575cm" svg:y="16.287cm">
          <text:p text:style-name="P1">Super-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44cm" svg:height="2.778cm" svg:x="2.575cm" svg:y="13.085cm">
          <text:p text:style-name="P1">Block group</text:p>
          <text:p text:style-name="P1">Descriptor</text:p>
          <text:p text:style-name="P1">tab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44cm" svg:height="1.576cm" svg:x="2.575cm" svg:y="11.086cm">
          <text:p text:style-name="P1">Block </text:p>
          <text:p text:style-name="P1">bitma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56cm" svg:height="1.899cm" svg:x="2.575cm" svg:y="8.764cm">
          <text:p text:style-name="P1">Inode</text:p>
          <text:p text:style-name="P1">bitma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556cm" svg:height="1.899cm" svg:x="2.575cm" svg:y="6.442cm">
          <text:p text:style-name="P1">Inode</text:p>
          <text:p text:style-name="P1">Table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556cm" svg:height="1.899cm" svg:x="2.575cm" svg:y="2.6cm">
          <text:p text:style-name="P1">Inode</text:p>
          <text:p text:style-name="P1">Table 134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7" draw:layer="layout" svg:width="1.926cm" svg:height="1.195cm" draw:transform="rotate (1.5707963267949) translate (3.709cm 6.387cm)">
          <draw:text-box>
            <text:p><text:span text:style-name="T3">. . .</text:span></text:p>
          </draw:text-box>
        </draw:frame>
        <draw:line draw:style-name="gr2" draw:text-style-name="P1" draw:layer="layout" svg:x1="10.854cm" svg:y1="19.518cm" svg:x2="8.208cm" svg:y2="19.518cm">
          <text:p/>
        </draw:line>
        <draw:frame draw:style-name="gr9" draw:text-style-name="P6" draw:layer="layout" svg:width="13.603cm" svg:height="0.962cm" svg:x="11.362cm" svg:y="19.082cm">
          <draw:text-box>
            <text:p>Volume boot record, not part of file system</text:p>
          </draw:text-box>
        </draw:frame>
        <draw:custom-shape draw:style-name="gr12" draw:text-style-name="P8" draw:layer="layout" svg:width="2.833cm" svg:height="17.182cm" svg:x="20.159cm" svg:y="0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3.556cm" svg:height="1.899cm" svg:x="2.575cm" svg:y="0.601cm">
          <text:p text:style-name="P1">Data </text:p>
          <text:p text:style-name="P1">block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3.206cm" svg:height="2.384cm" svg:x="23.719cm" svg:y="8.032cm">
          <draw:text-box>
            <text:p>First</text:p>
            <text:p>Block </text:p>
            <text:p>Group</text:p>
          </draw:text-box>
        </draw:frame>
        <draw:custom-shape draw:style-name="gr12" draw:text-style-name="P8" draw:layer="layout" svg:width="1.308cm" svg:height="5.79cm" svg:x="9.484cm" svg:y="2.58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6" draw:layer="layout" svg:width="5.447cm" svg:height="3.095cm" svg:x="12.254cm" svg:y="4.359cm">
          <draw:text-box>
            <text:p>134 blocks containing inode table of this block group</text:p>
          </draw:text-box>
        </draw:frame>
        <draw:custom-shape draw:style-name="gr12" draw:text-style-name="P8" draw:layer="layout" svg:width="1.308cm" svg:height="4.526cm" svg:x="9.652cm" svg:y="13.12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6" draw:layer="layout" svg:width="8.654cm" svg:height="3.095cm" svg:x="11.725cm" svg:y="13.823cm">
          <draw:text-box>
            <text:p>Master copys of superblock and block descriptor table, backup copies in other blocks groups </text:p>
          </draw:text-box>
        </draw:frame>
        <draw:custom-shape draw:style-name="gr12" draw:text-style-name="P8" draw:layer="layout" svg:width="1.308cm" svg:height="3.891cm" svg:x="9.684cm" svg:y="8.77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6" draw:layer="layout" svg:width="5.447cm" svg:height="1.673cm" svg:x="12.255cm" svg:y="9.672cm">
          <draw:text-box>
            <text:p>Bitmaps for blocks and inode</text:p>
          </draw:text-box>
        </draw:frame>
        <draw:frame draw:style-name="gr9" draw:text-style-name="P6" draw:layer="layout" svg:width="1.246cm" svg:height="0.962cm" svg:x="0.902cm" svg:y="19.208cm">
          <draw:text-box>
            <text:p>0</text:p>
          </draw:text-box>
        </draw:frame>
        <draw:frame draw:style-name="gr9" draw:text-style-name="P6" draw:layer="layout" svg:width="1.246cm" svg:height="0.962cm" svg:x="0.902cm" svg:y="16.593cm">
          <draw:text-box>
            <text:p>1</text:p>
          </draw:text-box>
        </draw:frame>
        <draw:frame draw:style-name="gr9" draw:text-style-name="P6" draw:layer="layout" svg:width="1.246cm" svg:height="0.962cm" svg:x="0.933cm" svg:y="13.916cm">
          <draw:text-box>
            <text:p>2</text:p>
          </draw:text-box>
        </draw:frame>
        <draw:frame draw:style-name="gr9" draw:text-style-name="P6" draw:layer="layout" svg:width="1.246cm" svg:height="0.962cm" svg:x="0.901cm" svg:y="11.457cm">
          <draw:text-box>
            <text:p>3</text:p>
          </draw:text-box>
        </draw:frame>
        <draw:frame draw:style-name="gr9" draw:text-style-name="P6" draw:layer="layout" svg:width="1.246cm" svg:height="0.962cm" svg:x="0.901cm" svg:y="9.122cm">
          <draw:text-box>
            <text:p>4</text:p>
          </draw:text-box>
        </draw:frame>
        <draw:frame draw:style-name="gr9" draw:text-style-name="P6" draw:layer="layout" svg:width="1.246cm" svg:height="0.962cm" svg:x="0.932cm" svg:y="6.912cm">
          <draw:text-box>
            <text:p>5</text:p>
          </draw:text-box>
        </draw:frame>
        <draw:frame draw:style-name="gr9" draw:text-style-name="P6" draw:layer="layout" svg:width="1.711cm" svg:height="0.962cm" svg:x="0.467cm" svg:y="2.99cm">
          <draw:text-box>
            <text:p>138</text:p>
          </draw:text-box>
        </draw:frame>
        <draw:frame draw:style-name="gr9" draw:text-style-name="P6" draw:layer="layout" svg:width="1.711cm" svg:height="0.962cm" svg:x="0.468cm" svg:y="1.091cm">
          <draw:text-box>
            <text:p>139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4" draw:text-style-name="P9" draw:layer="layout" svg:width="5.479cm" svg:height="2.708cm" svg:x="0.996cm" svg:y="11.95cm">
          <text:p text:style-name="P1"><text:span text:style-name="T2">ext2_meta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79cm" svg:height="2.708cm" svg:x="10.573cm" svg:y="11.95cm">
          <text:p text:style-name="P1"><text:span text:style-name="T2">ext2_meta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79cm" svg:height="2.708cm" svg:x="20.274cm" svg:y="11.95cm">
          <text:p text:style-name="P1"><text:span text:style-name="T2">ext2_metadata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05cm" svg:y1="12.665cm" svg:x2="10.708cm" svg:y2="12.665cm">
          <text:p/>
        </draw:line>
        <draw:line draw:style-name="gr2" draw:text-style-name="P1" draw:layer="layout" svg:x1="10.645cm" svg:y1="13.942cm" svg:x2="6.412cm" svg:y2="13.942cm">
          <text:p/>
        </draw:line>
        <draw:frame draw:style-name="gr3" draw:text-style-name="P3" draw:layer="layout" svg:width="2.522cm" svg:height="0.725cm" svg:x="7.439cm" svg:y="11.763cm">
          <draw:text-box>
            <text:p><text:span text:style-name="T1">next</text:span></text:p>
          </draw:text-box>
        </draw:frame>
        <draw:frame draw:style-name="gr3" draw:text-style-name="P3" draw:layer="layout" svg:width="2.522cm" svg:height="0.725cm" svg:x="7.42cm" svg:y="13.02cm">
          <draw:text-box>
            <text:p><text:span text:style-name="T1">prev</text:span></text:p>
          </draw:text-box>
        </draw:frame>
        <draw:line draw:style-name="gr2" draw:text-style-name="P1" draw:layer="layout" svg:x1="16.154cm" svg:y1="12.722cm" svg:x2="20.357cm" svg:y2="12.722cm">
          <text:p/>
        </draw:line>
        <draw:line draw:style-name="gr2" draw:text-style-name="P1" draw:layer="layout" svg:x1="20.294cm" svg:y1="13.999cm" svg:x2="16.061cm" svg:y2="13.999cm">
          <text:p/>
        </draw:line>
        <draw:frame draw:style-name="gr3" draw:text-style-name="P3" draw:layer="layout" svg:width="2.522cm" svg:height="0.725cm" svg:x="17.088cm" svg:y="11.82cm">
          <draw:text-box>
            <text:p><text:span text:style-name="T1">next</text:span></text:p>
          </draw:text-box>
        </draw:frame>
        <draw:frame draw:style-name="gr3" draw:text-style-name="P3" draw:layer="layout" svg:width="2.522cm" svg:height="0.725cm" svg:x="17.069cm" svg:y="13.077cm">
          <draw:text-box>
            <text:p><text:span text:style-name="T1">prev</text:span></text:p>
          </draw:text-box>
        </draw:frame>
        <draw:custom-shape draw:style-name="gr4" draw:text-style-name="P9" draw:layer="layout" svg:width="5.479cm" svg:height="2.708cm" svg:x="0.996cm" svg:y="7.14cm">
          <text:p text:style-name="P1"><text:span text:style-name="T2">superblock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95cm" svg:height="0.725cm" svg:x="2.054cm" svg:y="10.124cm">
          <draw:text-box>
            <text:p><text:span text:style-name="T1">super</text:span></text:p>
          </draw:text-box>
        </draw:frame>
        <draw:frame draw:style-name="gr3" draw:text-style-name="P3" draw:layer="layout" svg:width="2.895cm" svg:height="0.725cm" svg:x="5.715cm" svg:y="10.045cm">
          <draw:text-box>
            <text:p><text:span text:style-name="T1">data</text:span></text:p>
          </draw:text-box>
        </draw:frame>
        <draw:custom-shape draw:style-name="gr4" draw:text-style-name="P9" draw:layer="layout" svg:width="5.479cm" svg:height="2.708cm" svg:x="10.573cm" svg:y="7.141cm">
          <text:p text:style-name="P1"><text:span text:style-name="T2">superblock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95cm" svg:height="0.725cm" svg:x="11.455cm" svg:y="10.125cm">
          <draw:text-box>
            <text:p><text:span text:style-name="T1">super</text:span></text:p>
          </draw:text-box>
        </draw:frame>
        <draw:line draw:style-name="gr2" draw:text-style-name="P1" draw:layer="layout" svg:x1="14.832cm" svg:y1="9.882cm" svg:x2="14.821cm" svg:y2="12.032cm">
          <text:p/>
        </draw:line>
        <draw:custom-shape draw:style-name="gr4" draw:text-style-name="P9" draw:layer="layout" svg:width="5.479cm" svg:height="2.708cm" svg:x="20.274cm" svg:y="7.142cm">
          <text:p text:style-name="P1"><text:span text:style-name="T2">superblock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95cm" svg:height="0.725cm" svg:x="21.356cm" svg:y="10.126cm">
          <draw:text-box>
            <text:p><text:span text:style-name="T1">super</text:span></text:p>
          </draw:text-box>
        </draw:frame>
        <draw:frame draw:style-name="gr3" draw:text-style-name="P3" draw:layer="layout" svg:width="2.895cm" svg:height="0.725cm" svg:x="15.054cm" svg:y="10.139cm">
          <draw:text-box>
            <text:p><text:span text:style-name="T1">data</text:span></text:p>
          </draw:text-box>
        </draw:frame>
        <draw:frame draw:style-name="gr3" draw:text-style-name="P3" draw:layer="layout" svg:width="2.895cm" svg:height="0.725cm" svg:x="24.798cm" svg:y="10.14cm">
          <draw:text-box>
            <text:p><text:span text:style-name="T1">data</text:span></text:p>
          </draw:text-box>
        </draw:frame>
        <draw:line draw:style-name="gr2" draw:text-style-name="P1" draw:layer="layout" svg:x1="5.233cm" svg:y1="9.882cm" svg:x2="5.222cm" svg:y2="12.032cm">
          <text:p/>
        </draw:line>
        <draw:line draw:style-name="gr2" draw:text-style-name="P1" draw:layer="layout" svg:x1="24.534cm" svg:y1="9.882cm" svg:x2="24.523cm" svg:y2="12.032cm">
          <text:p/>
        </draw:line>
        <draw:line draw:style-name="gr2" draw:text-style-name="P1" draw:layer="layout" svg:x1="1.577cm" svg:y1="11.934cm" svg:x2="1.577cm" svg:y2="9.769cm">
          <text:p/>
        </draw:line>
        <draw:line draw:style-name="gr2" draw:text-style-name="P1" draw:layer="layout" svg:x1="11.277cm" svg:y1="11.935cm" svg:x2="11.277cm" svg:y2="9.77cm">
          <text:p/>
        </draw:line>
        <draw:line draw:style-name="gr2" draw:text-style-name="P1" draw:layer="layout" svg:x1="20.977cm" svg:y1="11.936cm" svg:x2="20.977cm" svg:y2="9.771cm">
          <text:p/>
        </draw:line>
        <draw:custom-shape draw:style-name="gr4" draw:text-style-name="P9" draw:layer="layout" svg:width="2.077cm" svg:height="3.805cm" svg:x="0.996cm" svg:y="16.64cm">
          <text:p text:style-name="P1"><text:span text:style-name="T2">Block </text:span></text:p>
          <text:p text:style-name="P1"><text:span text:style-name="T2">group</text:span></text:p>
          <text:p text:style-name="P1"><text:span text:style-name="T2">Des-</text:span></text:p>
          <text:p text:style-name="P1"><text:span text:style-name="T2">criptor</text:span></text:p>
          <text:p text:style-name="P1"><text:span text:style-name="T2">tabl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488cm" svg:y1="14.66cm" svg:x2="2.488cm" svg:y2="16.637cm">
          <text:p/>
        </draw:line>
        <draw:frame draw:style-name="gr3" draw:text-style-name="P3" draw:layer="layout" svg:width="2.895cm" svg:height="0.725cm" svg:x="0.946cm" svg:y="15.284cm">
          <draw:text-box>
            <text:p><text:span text:style-name="T1">bgdt</text:span></text:p>
          </draw:text-box>
        </draw:frame>
        <draw:custom-shape draw:style-name="gr1" draw:text-style-name="P2" draw:layer="layout" svg:width="24.882cm" svg:height="2.619cm" svg:x="1.015cm" svg:y="2.619cm">
          <text:p text:style-name="P1">Generic file system layer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042cm" svg:height="1.256cm" svg:x="3.1cm" svg:y="5.6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" draw:layer="layout" svg:width="1.042cm" svg:height="1.256cm" svg:x="12.6cm" svg:y="5.6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" draw:layer="layout" svg:width="1.042cm" svg:height="1.256cm" svg:x="22.4cm" svg:y="5.6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9" draw:layer="layout" svg:width="2.077cm" svg:height="3.805cm" svg:x="4.297cm" svg:y="16.641cm">
          <text:p text:style-name="P1"><text:span text:style-name="T2">Ext2</text:span></text:p>
          <text:p text:style-name="P1"><text:span text:style-name="T2">Super-</text:span></text:p>
          <text:p text:style-name="P1"><text:span text:style-name="T2">block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088cm" svg:y1="14.661cm" svg:x2="5.088cm" svg:y2="16.638cm">
          <text:p/>
        </draw:line>
        <draw:frame draw:style-name="gr3" draw:text-style-name="P3" draw:layer="layout" svg:width="2.895cm" svg:height="0.725cm" svg:x="5.147cm" svg:y="15.285cm">
          <draw:text-box>
            <text:p><text:span text:style-name="T1">ext2_super</text:span></text:p>
          </draw:text-box>
        </draw:frame>
        <draw:custom-shape draw:style-name="gr4" draw:text-style-name="P9" draw:layer="layout" svg:width="2.077cm" svg:height="3.805cm" svg:x="10.596cm" svg:y="16.64cm">
          <text:p text:style-name="P1"><text:span text:style-name="T2">Block </text:span></text:p>
          <text:p text:style-name="P1"><text:span text:style-name="T2">group</text:span></text:p>
          <text:p text:style-name="P1"><text:span text:style-name="T2">Des-</text:span></text:p>
          <text:p text:style-name="P1"><text:span text:style-name="T2">criptor</text:span></text:p>
          <text:p text:style-name="P1"><text:span text:style-name="T2">tabl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088cm" svg:y1="14.66cm" svg:x2="12.088cm" svg:y2="16.637cm">
          <text:p/>
        </draw:line>
        <draw:frame draw:style-name="gr3" draw:text-style-name="P3" draw:layer="layout" svg:width="2.895cm" svg:height="0.725cm" svg:x="10.546cm" svg:y="15.284cm">
          <draw:text-box>
            <text:p><text:span text:style-name="T1">bgdt</text:span></text:p>
          </draw:text-box>
        </draw:frame>
        <draw:custom-shape draw:style-name="gr4" draw:text-style-name="P9" draw:layer="layout" svg:width="2.077cm" svg:height="3.805cm" svg:x="13.897cm" svg:y="16.641cm">
          <text:p text:style-name="P1"><text:span text:style-name="T2">Ext2</text:span></text:p>
          <text:p text:style-name="P1"><text:span text:style-name="T2">Super-</text:span></text:p>
          <text:p text:style-name="P1"><text:span text:style-name="T2">block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688cm" svg:y1="14.661cm" svg:x2="14.688cm" svg:y2="16.638cm">
          <text:p/>
        </draw:line>
        <draw:frame draw:style-name="gr3" draw:text-style-name="P3" draw:layer="layout" svg:width="2.895cm" svg:height="0.725cm" svg:x="14.747cm" svg:y="15.285cm">
          <draw:text-box>
            <text:p><text:span text:style-name="T1">ext2_super</text:span></text:p>
          </draw:text-box>
        </draw:frame>
        <draw:custom-shape draw:style-name="gr4" draw:text-style-name="P9" draw:layer="layout" svg:width="2.077cm" svg:height="3.805cm" svg:x="20.296cm" svg:y="16.64cm">
          <text:p text:style-name="P1"><text:span text:style-name="T2">Block </text:span></text:p>
          <text:p text:style-name="P1"><text:span text:style-name="T2">group</text:span></text:p>
          <text:p text:style-name="P1"><text:span text:style-name="T2">Des-</text:span></text:p>
          <text:p text:style-name="P1"><text:span text:style-name="T2">criptor</text:span></text:p>
          <text:p text:style-name="P1"><text:span text:style-name="T2">tabl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1.788cm" svg:y1="14.66cm" svg:x2="21.788cm" svg:y2="16.637cm">
          <text:p/>
        </draw:line>
        <draw:frame draw:style-name="gr3" draw:text-style-name="P3" draw:layer="layout" svg:width="2.895cm" svg:height="0.725cm" svg:x="20.246cm" svg:y="15.284cm">
          <draw:text-box>
            <text:p><text:span text:style-name="T1">bgdt</text:span></text:p>
          </draw:text-box>
        </draw:frame>
        <draw:custom-shape draw:style-name="gr4" draw:text-style-name="P9" draw:layer="layout" svg:width="2.077cm" svg:height="3.805cm" svg:x="23.597cm" svg:y="16.641cm">
          <text:p text:style-name="P1"><text:span text:style-name="T2">Ext2</text:span></text:p>
          <text:p text:style-name="P1"><text:span text:style-name="T2">Super-</text:span></text:p>
          <text:p text:style-name="P1"><text:span text:style-name="T2">block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4.388cm" svg:y1="14.661cm" svg:x2="24.388cm" svg:y2="16.638cm">
          <text:p/>
        </draw:line>
        <draw:frame draw:style-name="gr3" draw:text-style-name="P3" draw:layer="layout" svg:width="2.895cm" svg:height="0.725cm" svg:x="24.447cm" svg:y="15.285cm">
          <draw:text-box>
            <text:p><text:span text:style-name="T1">ext2_supe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line draw:style-name="gr10" draw:text-style-name="P1" draw:layer="layout" svg:x1="7.733cm" svg:y1="8.933cm" svg:x2="7.733cm" svg:y2="9.836cm">
          <text:p/>
        </draw:line>
        <draw:custom-shape draw:style-name="gr4" draw:text-style-name="P9" draw:layer="layout" svg:width="6.817cm" svg:height="2.814cm" svg:x="0.996cm" svg:y="6.15cm">
          <text:p text:style-name="P1"><text:span text:style-name="T2">ext2_meta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79cm" svg:height="2.708cm" svg:x="12.273cm" svg:y="6.15cm">
          <text:p text:style-name="P1"><text:span text:style-name="T2">ext2_meta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79cm" svg:height="2.708cm" svg:x="21.974cm" svg:y="6.15cm">
          <text:p text:style-name="P1"><text:span text:style-name="T2">ext2_metadata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844cm" svg:y1="6.879cm" svg:x2="12.357cm" svg:y2="6.879cm">
          <text:p/>
        </draw:line>
        <draw:line draw:style-name="gr2" draw:text-style-name="P1" draw:layer="layout" svg:x1="12.264cm" svg:y1="8.155cm" svg:x2="7.844cm" svg:y2="8.155cm">
          <text:p/>
        </draw:line>
        <draw:frame draw:style-name="gr3" draw:text-style-name="P3" draw:layer="layout" svg:width="2.522cm" svg:height="0.725cm" svg:x="8.342cm" svg:y="6.149cm">
          <draw:text-box>
            <text:p><text:span text:style-name="T1">next</text:span></text:p>
          </draw:text-box>
        </draw:frame>
        <draw:frame draw:style-name="gr3" draw:text-style-name="P3" draw:layer="layout" svg:width="2.522cm" svg:height="0.725cm" svg:x="8.447cm" svg:y="7.407cm">
          <draw:text-box>
            <text:p><text:span text:style-name="T1">prev</text:span></text:p>
          </draw:text-box>
        </draw:frame>
        <draw:line draw:style-name="gr2" draw:text-style-name="P1" draw:layer="layout" svg:x1="17.854cm" svg:y1="6.922cm" svg:x2="22.057cm" svg:y2="6.922cm">
          <text:p/>
        </draw:line>
        <draw:line draw:style-name="gr2" draw:text-style-name="P1" draw:layer="layout" svg:x1="21.994cm" svg:y1="8.199cm" svg:x2="17.761cm" svg:y2="8.199cm">
          <text:p/>
        </draw:line>
        <draw:frame draw:style-name="gr3" draw:text-style-name="P3" draw:layer="layout" svg:width="2.522cm" svg:height="0.725cm" svg:x="18.788cm" svg:y="6.02cm">
          <draw:text-box>
            <text:p><text:span text:style-name="T1">next</text:span></text:p>
          </draw:text-box>
        </draw:frame>
        <draw:frame draw:style-name="gr3" draw:text-style-name="P3" draw:layer="layout" svg:width="2.522cm" svg:height="0.725cm" svg:x="18.769cm" svg:y="7.277cm">
          <draw:text-box>
            <text:p><text:span text:style-name="T1">prev</text:span></text:p>
          </draw:text-box>
        </draw:frame>
        <draw:custom-shape draw:style-name="gr4" draw:text-style-name="P9" draw:layer="layout" svg:width="6.817cm" svg:height="2.708cm" svg:x="0.996cm" svg:y="1.14cm">
          <text:p text:style-name="P1"><text:span text:style-name="T2">superblock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95cm" svg:height="0.725cm" svg:x="2.054cm" svg:y="4.224cm">
          <draw:text-box>
            <text:p><text:span text:style-name="T1">super</text:span></text:p>
          </draw:text-box>
        </draw:frame>
        <draw:frame draw:style-name="gr3" draw:text-style-name="P3" draw:layer="layout" svg:width="2.895cm" svg:height="0.725cm" svg:x="5.715cm" svg:y="4.145cm">
          <draw:text-box>
            <text:p><text:span text:style-name="T1">data</text:span></text:p>
          </draw:text-box>
        </draw:frame>
        <draw:custom-shape draw:style-name="gr4" draw:text-style-name="P9" draw:layer="layout" svg:width="5.479cm" svg:height="2.708cm" svg:x="12.273cm" svg:y="1.141cm">
          <text:p text:style-name="P1"><text:span text:style-name="T2">superblock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95cm" svg:height="0.725cm" svg:x="13.155cm" svg:y="4.225cm">
          <draw:text-box>
            <text:p><text:span text:style-name="T1">super</text:span></text:p>
          </draw:text-box>
        </draw:frame>
        <draw:line draw:style-name="gr2" draw:text-style-name="P1" draw:layer="layout" svg:x1="16.532cm" svg:y1="3.982cm" svg:x2="16.521cm" svg:y2="6.132cm">
          <text:p/>
        </draw:line>
        <draw:custom-shape draw:style-name="gr4" draw:text-style-name="P9" draw:layer="layout" svg:width="5.479cm" svg:height="2.708cm" svg:x="21.974cm" svg:y="1.142cm">
          <text:p text:style-name="P1"><text:span text:style-name="T2">superblock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95cm" svg:height="0.725cm" svg:x="23.056cm" svg:y="4.226cm">
          <draw:text-box>
            <text:p><text:span text:style-name="T1">super</text:span></text:p>
          </draw:text-box>
        </draw:frame>
        <draw:frame draw:style-name="gr3" draw:text-style-name="P3" draw:layer="layout" svg:width="2.895cm" svg:height="0.725cm" svg:x="16.754cm" svg:y="4.239cm">
          <draw:text-box>
            <text:p><text:span text:style-name="T1">data</text:span></text:p>
          </draw:text-box>
        </draw:frame>
        <draw:frame draw:style-name="gr3" draw:text-style-name="P3" draw:layer="layout" svg:width="2.895cm" svg:height="0.725cm" svg:x="24.798cm" svg:y="4.24cm">
          <draw:text-box>
            <text:p><text:span text:style-name="T1">data</text:span></text:p>
          </draw:text-box>
        </draw:frame>
        <draw:line draw:style-name="gr2" draw:text-style-name="P1" draw:layer="layout" svg:x1="5.233cm" svg:y1="3.982cm" svg:x2="5.222cm" svg:y2="6.132cm">
          <text:p/>
        </draw:line>
        <draw:line draw:style-name="gr2" draw:text-style-name="P1" draw:layer="layout" svg:x1="26.234cm" svg:y1="3.982cm" svg:x2="26.223cm" svg:y2="6.132cm">
          <text:p/>
        </draw:line>
        <draw:line draw:style-name="gr2" draw:text-style-name="P1" draw:layer="layout" svg:x1="1.577cm" svg:y1="6.034cm" svg:x2="1.577cm" svg:y2="3.869cm">
          <text:p/>
        </draw:line>
        <draw:line draw:style-name="gr2" draw:text-style-name="P1" draw:layer="layout" svg:x1="12.977cm" svg:y1="6.035cm" svg:x2="12.977cm" svg:y2="3.87cm">
          <text:p/>
        </draw:line>
        <draw:line draw:style-name="gr2" draw:text-style-name="P1" draw:layer="layout" svg:x1="22.677cm" svg:y1="6.036cm" svg:x2="22.677cm" svg:y2="3.871cm">
          <text:p/>
        </draw:line>
        <draw:custom-shape draw:style-name="gr4" draw:text-style-name="P9" draw:layer="layout" svg:width="2.077cm" svg:height="3.805cm" svg:x="0.996cm" svg:y="10.94cm">
          <text:p text:style-name="P1"><text:span text:style-name="T2">Block </text:span></text:p>
          <text:p text:style-name="P1"><text:span text:style-name="T2">group</text:span></text:p>
          <text:p text:style-name="P1"><text:span text:style-name="T2">Des-</text:span></text:p>
          <text:p text:style-name="P1"><text:span text:style-name="T2">criptor</text:span></text:p>
          <text:p text:style-name="P1"><text:span text:style-name="T2">tabl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488cm" svg:y1="8.96cm" svg:x2="2.488cm" svg:y2="10.937cm">
          <text:p/>
        </draw:line>
        <draw:frame draw:style-name="gr3" draw:text-style-name="P3" draw:layer="layout" svg:width="2.895cm" svg:height="0.725cm" svg:x="0.946cm" svg:y="9.584cm">
          <draw:text-box>
            <text:p><text:span text:style-name="T1">bgdt</text:span></text:p>
          </draw:text-box>
        </draw:frame>
        <draw:custom-shape draw:style-name="gr4" draw:text-style-name="P9" draw:layer="layout" svg:width="2.077cm" svg:height="3.805cm" svg:x="3.397cm" svg:y="10.941cm">
          <text:p text:style-name="P1"><text:span text:style-name="T2">Ext2</text:span></text:p>
          <text:p text:style-name="P1"><text:span text:style-name="T2">Super-</text:span></text:p>
          <text:p text:style-name="P1"><text:span text:style-name="T2">block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188cm" svg:y1="8.961cm" svg:x2="4.188cm" svg:y2="10.938cm">
          <text:p/>
        </draw:line>
        <draw:frame draw:style-name="gr3" draw:text-style-name="P3" draw:layer="layout" svg:width="2.895cm" svg:height="0.725cm" svg:x="4.092cm" svg:y="9.563cm">
          <draw:text-box>
            <text:p><text:span text:style-name="T1">ext2_super</text:span></text:p>
          </draw:text-box>
        </draw:frame>
        <draw:line draw:style-name="gr17" draw:text-style-name="P1" draw:layer="layout" svg:x1="6.888cm" svg:y1="8.962cm" svg:x2="6.888cm" svg:y2="10.939cm">
          <text:p/>
        </draw:line>
        <draw:frame draw:style-name="gr3" draw:text-style-name="P3" draw:layer="layout" svg:width="3.377cm" svg:height="0.725cm" svg:x="6.844cm" svg:y="10.18cm">
          <draw:text-box>
            <text:p><text:span text:style-name="T1">inodes_head</text:span></text:p>
          </draw:text-box>
        </draw:frame>
        <draw:custom-shape draw:style-name="gr4" draw:text-style-name="P9" draw:layer="layout" svg:width="2.077cm" svg:height="3.805cm" svg:x="5.998cm" svg:y="10.942cm">
          <text:p text:style-name="P1"><text:span text:style-name="T2">Ext2</text:span></text:p>
          <text:p text:style-name="P1"><text:span text:style-name="T2">Inode</text:span></text:p>
          <text:p text:style-name="P1"><text:span text:style-name="T2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2.077cm" svg:height="3.805cm" svg:x="10.899cm" svg:y="10.843cm">
          <text:p text:style-name="P1"><text:span text:style-name="T2">Ext2</text:span></text:p>
          <text:p text:style-name="P1"><text:span text:style-name="T2">Inode</text:span></text:p>
          <text:p text:style-name="P1"><text:span text:style-name="T2">data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045cm" svg:y1="11.979cm" svg:x2="10.909cm" svg:y2="11.965cm">
          <text:p/>
        </draw:line>
        <draw:line draw:style-name="gr2" draw:text-style-name="P1" draw:layer="layout" svg:x1="10.846cm" svg:y1="13.242cm" svg:x2="8.045cm" svg:y2="13.255cm">
          <text:p/>
        </draw:line>
        <draw:frame draw:style-name="gr3" draw:text-style-name="P3" draw:layer="layout" svg:width="2.522cm" svg:height="0.725cm" svg:x="8.543cm" svg:y="11.249cm">
          <draw:text-box>
            <text:p><text:span text:style-name="T1">next</text:span></text:p>
          </draw:text-box>
        </draw:frame>
        <draw:frame draw:style-name="gr3" draw:text-style-name="P3" draw:layer="layout" svg:width="2.522cm" svg:height="0.725cm" svg:x="8.648cm" svg:y="12.507cm">
          <draw:text-box>
            <text:p><text:span text:style-name="T1">prev</text:span></text:p>
          </draw:text-box>
        </draw:frame>
        <draw:custom-shape draw:style-name="gr4" draw:text-style-name="P9" draw:layer="layout" svg:width="2.077cm" svg:height="3.805cm" svg:x="15.8cm" svg:y="10.844cm">
          <text:p text:style-name="P1"><text:span text:style-name="T2">Ext2</text:span></text:p>
          <text:p text:style-name="P1"><text:span text:style-name="T2">Inode</text:span></text:p>
          <text:p text:style-name="P1"><text:span text:style-name="T2">data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946cm" svg:y1="11.98cm" svg:x2="15.81cm" svg:y2="11.966cm">
          <text:p/>
        </draw:line>
        <draw:line draw:style-name="gr2" draw:text-style-name="P1" draw:layer="layout" svg:x1="15.747cm" svg:y1="13.243cm" svg:x2="12.946cm" svg:y2="13.256cm">
          <text:p/>
        </draw:line>
        <draw:frame draw:style-name="gr3" draw:text-style-name="P3" draw:layer="layout" svg:width="2.522cm" svg:height="0.725cm" svg:x="13.444cm" svg:y="11.25cm">
          <draw:text-box>
            <text:p><text:span text:style-name="T1">next</text:span></text:p>
          </draw:text-box>
        </draw:frame>
        <draw:frame draw:style-name="gr3" draw:text-style-name="P3" draw:layer="layout" svg:width="2.522cm" svg:height="0.725cm" svg:x="13.549cm" svg:y="12.508cm">
          <draw:text-box>
            <text:p><text:span text:style-name="T1">prev</text:span></text:p>
          </draw:text-box>
        </draw:frame>
        <draw:connector draw:style-name="gr18" draw:text-style-name="P1" draw:layer="layout" svg:x1="6.381cm" svg:y1="14.765cm" svg:x2="4.607cm" svg:y2="17.753cm" svg:d="M6381 14765v1494h-1774v1494" svg:viewBox="0 0 1775 2989">
          <text:p/>
        </draw:connector>
        <draw:connector draw:style-name="gr2" draw:text-style-name="P1" draw:layer="layout" svg:x1="7.471cm" svg:y1="14.758cm" svg:x2="9.089cm" svg:y2="17.718cm" svg:d="M7471 14758v1480h1618v1480" svg:viewBox="0 0 1619 2961">
          <text:p/>
        </draw:connector>
        <draw:custom-shape draw:style-name="gr4" draw:text-style-name="P9" draw:layer="layout" svg:width="2.077cm" svg:height="2.054cm" svg:x="3.515cm" svg:y="17.698cm">
          <text:p text:style-name="P1"><text:span text:style-name="T2">I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2.077cm" svg:height="2.054cm" svg:x="7.916cm" svg:y="17.698cm">
          <text:p text:style-name="P1"><text:span text:style-name="T2">ext2</text:span></text:p>
          <text:p text:style-name="P1"><text:span text:style-name="T2">I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7.718cm" svg:y1="9.842cm" svg:x2="16.745cm" svg:y2="9.842cm">
          <text:p/>
        </draw:line>
        <draw:line draw:style-name="gr2" draw:text-style-name="P1" draw:layer="layout" svg:x1="16.752cm" svg:y1="9.843cm" svg:x2="16.746cm" svg:y2="10.887cm">
          <text:p/>
        </draw:line>
        <draw:frame draw:style-name="gr3" draw:text-style-name="P3" draw:layer="layout" svg:width="3.377cm" svg:height="0.725cm" svg:x="8.245cm" svg:y="9.092cm">
          <draw:text-box>
            <text:p><text:span text:style-name="T1">inodes_tail</text:span></text:p>
          </draw:text-box>
        </draw:frame>
        <draw:frame draw:style-name="gr3" draw:text-style-name="P3" draw:layer="layout" svg:width="3.377cm" svg:height="0.725cm" svg:x="1.958cm" svg:y="16.777cm">
          <draw:text-box>
            <text:p><text:span text:style-name="T1">inode</text:span></text:p>
          </draw:text-box>
        </draw:frame>
        <draw:frame draw:style-name="gr3" draw:text-style-name="P3" draw:layer="layout" svg:width="3.377cm" svg:height="0.725cm" svg:x="4.659cm" svg:y="15.278cm">
          <draw:text-box>
            <text:p><text:span text:style-name="T1">dat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16" draw:text-style-name="P2" draw:layer="layout" svg:width="1.28cm" svg:height="2.134cm" svg:x="0.381cm" svg:y="3.47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28cm" svg:height="2.134cm" svg:x="1.781cm" svg:y="3.471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68cm" svg:height="0.962cm" svg:x="3.111cm" svg:y="4.668cm">
          <draw:text-box>
            <text:p>. . .</text:p>
          </draw:text-box>
        </draw:frame>
        <draw:custom-shape draw:style-name="gr16" draw:text-style-name="P2" draw:layer="layout" svg:width="1.28cm" svg:height="2.134cm" svg:x="4.481cm" svg:y="3.47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711cm" svg:height="0.725cm" svg:x="0.511cm" svg:y="2.617cm">
          <draw:text-box>
            <text:p><text:span text:style-name="T1">0</text:span></text:p>
          </draw:text-box>
        </draw:frame>
        <draw:frame draw:style-name="gr3" draw:text-style-name="P3" draw:layer="layout" svg:width="0.711cm" svg:height="0.725cm" svg:x="2.012cm" svg:y="2.618cm">
          <draw:text-box>
            <text:p><text:span text:style-name="T1">1</text:span></text:p>
          </draw:text-box>
        </draw:frame>
        <draw:frame draw:style-name="gr3" draw:text-style-name="P3" draw:layer="layout" svg:width="1.119cm" svg:height="0.725cm" svg:x="4.605cm" svg:y="2.619cm">
          <draw:text-box>
            <text:p><text:span text:style-name="T1">11</text:span></text:p>
          </draw:text-box>
        </draw:frame>
        <draw:line draw:style-name="gr2" draw:text-style-name="P1" draw:layer="layout" svg:x1="4.264cm" svg:y1="1.878cm" svg:x2="5.003cm" svg:y2="2.617cm">
          <text:p/>
        </draw:line>
        <draw:frame draw:style-name="gr3" draw:text-style-name="P3" draw:layer="layout" svg:width="5.093cm" svg:height="0.725cm" svg:x="1.275cm" svg:y="1.225cm">
          <draw:text-box>
            <text:p><text:span text:style-name="T1">EXT2_LAST_DIRECT</text:span></text:p>
          </draw:text-box>
        </draw:frame>
        <draw:custom-shape draw:style-name="gr16" draw:text-style-name="P2" draw:layer="layout" svg:width="1.28cm" svg:height="2.134cm" svg:x="5.881cm" svg:y="3.47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119cm" svg:height="0.725cm" svg:x="6.006cm" svg:y="2.62cm">
          <draw:text-box>
            <text:p><text:span text:style-name="T1">12</text:span></text:p>
          </draw:text-box>
        </draw:frame>
        <draw:frame draw:style-name="gr9" draw:text-style-name="P6" draw:layer="layout" svg:width="1.68cm" svg:height="0.962cm" svg:x="7.411cm" svg:y="4.668cm">
          <draw:text-box>
            <text:p>. . .</text:p>
          </draw:text-box>
        </draw:frame>
        <draw:custom-shape draw:style-name="gr16" draw:text-style-name="P2" draw:layer="layout" svg:width="1.28cm" svg:height="2.134cm" svg:x="8.881cm" svg:y="3.47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98cm" svg:height="0.725cm" svg:x="8.828cm" svg:y="2.621cm">
          <draw:text-box>
            <text:p><text:span text:style-name="T1">267</text:span></text:p>
          </draw:text-box>
        </draw:frame>
        <draw:line draw:style-name="gr2" draw:text-style-name="P1" draw:layer="layout" svg:x1="8.565cm" svg:y1="1.878cm" svg:x2="9.304cm" svg:y2="2.617cm">
          <text:p/>
        </draw:line>
        <draw:frame draw:style-name="gr3" draw:text-style-name="P3" draw:layer="layout" svg:width="5.484cm" svg:height="0.725cm" svg:x="6.576cm" svg:y="1.225cm">
          <draw:text-box>
            <text:p><text:span text:style-name="T1">EXT2_LAST_INDIRECT</text:span></text:p>
          </draw:text-box>
        </draw:frame>
        <draw:custom-shape draw:style-name="gr16" draw:text-style-name="P2" draw:layer="layout" svg:width="1.28cm" svg:height="2.134cm" svg:x="7.381cm" svg:y="7.57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463cm" svg:y1="7.169cm" svg:x2="6.837cm" svg:y2="5.889cm">
          <text:p/>
        </draw:line>
        <draw:line draw:style-name="gr2" draw:text-style-name="P1" draw:layer="layout" svg:x1="8.584cm" svg:y1="7.355cm" svg:x2="9.267cm" svg:y2="5.904cm">
          <text:p/>
        </draw:line>
        <draw:frame draw:style-name="gr19" draw:text-style-name="P3" draw:layer="layout" svg:width="7.568cm" svg:height="2.147cm" svg:x="2.758cm" svg:y="9.872cm">
          <draw:text-box>
            <text:p><text:span text:style-name="T1">Indirect block, used to address EXT_INDIRECT_BLOCKS. The block number on disk is ext2_inode.indirect1 </text:span></text:p>
          </draw:text-box>
        </draw:frame>
        <draw:custom-shape draw:style-name="gr16" draw:text-style-name="P2" draw:layer="layout" svg:width="1.28cm" svg:height="2.134cm" svg:x="10.281cm" svg:y="3.47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98cm" svg:height="0.725cm" svg:x="10.328cm" svg:y="2.622cm">
          <draw:text-box>
            <text:p><text:span text:style-name="T1">268</text:span></text:p>
          </draw:text-box>
        </draw:frame>
        <draw:custom-shape draw:style-name="gr16" draw:text-style-name="P2" draw:layer="layout" svg:width="1.28cm" svg:height="2.134cm" svg:x="11.481cm" svg:y="7.571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68cm" svg:height="0.962cm" svg:x="11.411cm" svg:y="4.669cm">
          <draw:text-box>
            <text:p>. . .</text:p>
          </draw:text-box>
        </draw:frame>
        <draw:custom-shape draw:style-name="gr16" draw:text-style-name="P2" draw:layer="layout" svg:width="1.28cm" svg:height="2.134cm" svg:x="12.681cm" svg:y="3.47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663cm" svg:y1="7.169cm" svg:x2="11.037cm" svg:y2="5.889cm">
          <text:p/>
        </draw:line>
        <draw:line draw:style-name="gr2" draw:text-style-name="P1" draw:layer="layout" svg:x1="12.684cm" svg:y1="7.355cm" svg:x2="13.367cm" svg:y2="5.904cm">
          <text:p/>
        </draw:line>
        <draw:custom-shape draw:style-name="gr16" draw:text-style-name="P2" draw:layer="layout" svg:width="1.28cm" svg:height="2.134cm" svg:x="14.081cm" svg:y="11.571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68cm" svg:height="0.962cm" svg:x="14.011cm" svg:y="4.669cm">
          <draw:text-box>
            <text:p>. . .</text:p>
          </draw:text-box>
        </draw:frame>
        <draw:frame draw:style-name="gr9" draw:text-style-name="P6" draw:layer="layout" svg:width="1.68cm" svg:height="0.962cm" svg:x="14.24cm" svg:y="8.826cm">
          <draw:text-box>
            <text:p>. . .</text:p>
          </draw:text-box>
        </draw:frame>
        <draw:custom-shape draw:style-name="gr16" draw:text-style-name="P2" draw:layer="layout" svg:width="1.28cm" svg:height="2.134cm" svg:x="15.481cm" svg:y="3.47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28cm" svg:height="2.134cm" svg:x="16.881cm" svg:y="7.571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68cm" svg:height="0.962cm" svg:x="17.111cm" svg:y="4.669cm">
          <draw:text-box>
            <text:p>. . .</text:p>
          </draw:text-box>
        </draw:frame>
        <draw:custom-shape draw:style-name="gr16" draw:text-style-name="P2" draw:layer="layout" svg:width="1.28cm" svg:height="2.134cm" svg:x="18.581cm" svg:y="3.47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963cm" svg:y1="7.169cm" svg:x2="16.337cm" svg:y2="5.889cm">
          <text:p/>
        </draw:line>
        <draw:line draw:style-name="gr2" draw:text-style-name="P1" draw:layer="layout" svg:x1="18.084cm" svg:y1="7.355cm" svg:x2="18.767cm" svg:y2="5.904cm">
          <text:p/>
        </draw:line>
        <draw:line draw:style-name="gr2" draw:text-style-name="P1" draw:layer="layout" svg:x1="13.463cm" svg:y1="11.408cm" svg:x2="12.524cm" svg:y2="10.014cm">
          <text:p/>
        </draw:line>
        <draw:line draw:style-name="gr2" draw:text-style-name="P1" draw:layer="layout" svg:x1="15.78cm" svg:y1="11.295cm" svg:x2="16.832cm" svg:y2="10.071cm">
          <text:p/>
        </draw:line>
        <draw:frame draw:style-name="gr19" draw:text-style-name="P3" draw:layer="layout" svg:width="7.568cm" svg:height="2.147cm" svg:x="11.578cm" svg:y="14.086cm">
          <draw:text-box>
            <text:p><text:span text:style-name="T1">Double indirect block, used to address EXT2_INDIRECT_BLOCKS indirect blocks. This block is located at ext2_inode.indirect2 on the disk</text:span></text:p>
          </draw:text-box>
        </draw:frame>
        <draw:frame draw:style-name="gr3" draw:text-style-name="P3" draw:layer="layout" svg:width="1.498cm" svg:height="0.725cm" svg:x="12.628cm" svg:y="2.623cm">
          <draw:text-box>
            <text:p><text:span text:style-name="T1">523</text:span></text:p>
          </draw:text-box>
        </draw:frame>
        <draw:line draw:style-name="gr2" draw:text-style-name="P1" draw:layer="layout" svg:x1="17.865cm" svg:y1="1.878cm" svg:x2="18.604cm" svg:y2="2.617cm">
          <text:p/>
        </draw:line>
        <draw:frame draw:style-name="gr3" draw:text-style-name="P3" draw:layer="layout" svg:width="8.934cm" svg:height="0.725cm" svg:x="11.826cm" svg:y="1.225cm">
          <draw:text-box>
            <text:p><text:span text:style-name="T1">EXT2_LAST_DOUBLE_INDIRECT</text:span></text:p>
          </draw:text-box>
        </draw:frame>
        <draw:frame draw:style-name="gr3" draw:text-style-name="P3" draw:layer="layout" svg:width="2.061cm" svg:height="0.725cm" svg:x="18.328cm" svg:y="2.624cm">
          <draw:text-box>
            <text:p><text:span text:style-name="T1">65803</text:span></text:p>
          </draw:text-box>
        </draw:frame>
        <draw:custom-shape draw:style-name="gr16" draw:text-style-name="P2" draw:layer="layout" svg:width="1.28cm" svg:height="2.134cm" svg:x="19.981cm" svg:y="3.47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68cm" svg:height="0.962cm" svg:x="21.511cm" svg:y="4.67cm">
          <draw:text-box>
            <text:p>. . .</text:p>
          </draw:text-box>
        </draw:frame>
        <draw:custom-shape draw:style-name="gr16" draw:text-style-name="P2" draw:layer="layout" svg:width="1.28cm" svg:height="2.134cm" svg:x="22.981cm" svg:y="3.47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061cm" svg:height="0.725cm" svg:x="19.729cm" svg:y="2.626cm">
          <draw:text-box>
            <text:p><text:span text:style-name="T1">65804</text:span></text:p>
          </draw:text-box>
        </draw:frame>
        <draw:custom-shape draw:style-name="gr16" draw:text-style-name="P2" draw:layer="layout" svg:width="1.28cm" svg:height="2.134cm" svg:x="21.681cm" svg:y="7.57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1.463cm" svg:y1="7.169cm" svg:x2="20.837cm" svg:y2="5.889cm">
          <text:p/>
        </draw:line>
        <draw:line draw:style-name="gr2" draw:text-style-name="P1" draw:layer="layout" svg:x1="23.084cm" svg:y1="7.355cm" svg:x2="23.767cm" svg:y2="5.904cm">
          <text:p/>
        </draw:line>
        <draw:custom-shape draw:style-name="gr16" draw:text-style-name="P2" draw:layer="layout" svg:width="1.28cm" svg:height="2.134cm" svg:x="23.881cm" svg:y="11.571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68cm" svg:height="0.962cm" svg:x="23.511cm" svg:y="8.869cm">
          <draw:text-box>
            <text:p>. . .</text:p>
          </draw:text-box>
        </draw:frame>
        <draw:line draw:style-name="gr2" draw:text-style-name="P1" draw:layer="layout" svg:x1="23.863cm" svg:y1="11.408cm" svg:x2="22.924cm" svg:y2="10.014cm">
          <text:p/>
        </draw:line>
        <draw:custom-shape draw:style-name="gr16" draw:text-style-name="P2" draw:layer="layout" svg:width="1.28cm" svg:height="2.134cm" svg:x="25.881cm" svg:y="16.37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5.918cm" svg:y1="15.847cm" svg:x2="24.78cm" svg:y2="14.054cm">
          <text:p/>
        </draw:line>
        <draw:frame draw:style-name="gr19" draw:text-style-name="P3" draw:layer="layout" svg:width="7.568cm" svg:height="2.147cm" svg:x="18.178cm" svg:y="16.487cm">
          <draw:text-box>
            <text:p><text:span text:style-name="T1">Triple indirect block, used to address EXT2_INDIRECT_BLOCKS double indirect blocks – this is block ext2_inode.indirect3 on the disk</text:span></text:p>
          </draw:text-box>
        </draw:frame>
        <draw:custom-shape draw:style-name="gr16" draw:text-style-name="P2" draw:layer="layout" svg:width="1.28cm" svg:height="2.134cm" svg:x="24.381cm" svg:y="3.47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1" draw:text-style-name="P11" xml:id="id16" draw:id="id16" draw:layer="layout" svg:width="4.429cm" svg:height="2.128cm" svg:x="2.135cm" svg:y="14.743cm">
          <text:p text:style-name="P1"><text:span text:style-name="T4">Get_meta</text:span></text:p>
          <text:p text:style-name="P1"><text:span text:style-name="T5">ext2_metadata_lock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5" draw:id="id15" draw:layer="layout" svg:width="3.232cm" svg:height="2.128cm" svg:x="5.026cm" svg:y="3.418cm">
          <text:p text:style-name="P1"><text:span text:style-name="T4">fs_ext2_get_inod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642cm" svg:y1="5.546cm" svg:x2="4.349cm" svg:y2="14.743cm" draw:start-shape="id15" draw:end-shape="id16" draw:end-glue-point="0" svg:d="M6642 5546v4599h-2293v4598" svg:viewBox="0 0 2294 9198">
          <text:p/>
        </draw:connector>
        <draw:custom-shape draw:style-name="gr1" draw:text-style-name="P12" xml:id="id17" draw:id="id17" draw:layer="layout" svg:width="4.191cm" svg:height="2.128cm" svg:x="0.299cm" svg:y="3.418cm">
          <text:p text:style-name="P1"><text:span text:style-name="T4">fs_ext2_get_superblock</text:span></text:p>
          <text:p text:style-name="P1"><text:span text:style-name="T6">ext2_metadata_lock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.394cm" svg:y1="5.546cm" svg:x2="4.349cm" svg:y2="14.743cm" draw:start-shape="id17" draw:start-glue-point="2" draw:end-shape="id16" svg:d="M2394 5546v4599h1955v4598" svg:viewBox="0 0 1956 9198">
          <text:p/>
        </draw:connector>
        <draw:custom-shape draw:style-name="gr1" draw:text-style-name="P11" xml:id="id18" draw:id="id18" draw:layer="layout" svg:width="4.429cm" svg:height="2.128cm" svg:x="6.956cm" svg:y="14.743cm">
          <text:p text:style-name="P1"><text:span text:style-name="T4">Get_inode</text:span></text:p>
          <text:p text:style-name="P1"><text:span text:style-name="T5">meta-&gt;lock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258cm" svg:y1="4.482cm" svg:x2="9.17cm" svg:y2="14.743cm" draw:start-shape="id15" draw:start-glue-point="1" draw:end-shape="id18" svg:d="M8258 4482h912v10261" svg:viewBox="0 0 913 10262">
          <text:p/>
        </draw:connector>
        <draw:custom-shape draw:style-name="gr1" draw:text-style-name="P12" xml:id="id24" draw:id="id24" draw:layer="layout" svg:width="4.496cm" svg:height="2.178cm" svg:x="22.421cm" svg:y="14.734cm">
          <text:p text:style-name="P1"><text:span text:style-name="T4">fs_ext2_release_superblock</text:span></text:p>
          <text:p text:style-name="P1"><text:span text:style-name="T6">ext2_metadata_lock</text:span></text:p>
          <draw:enhanced-geometry svg:viewBox="0 0 21600 21600" draw:type="rectangle" draw:enhanced-path="M 0 0 L 21600 0 21600 21600 0 21600 0 0 Z N"/>
        </draw:custom-shape>
        <draw:custom-shape draw:style-name="gr1" draw:text-style-name="P13" draw:layer="layout" svg:width="4.466cm" svg:height="2.178cm" svg:x="22.504cm" svg:y="3.418cm">
          <text:p text:style-name="P1"><text:span text:style-name="T7">f</text:span><text:span text:style-name="T4">s_ext2_inode_clone</text:span></text:p>
          <text:p text:style-name="P1"><text:span text:style-name="T6">ext2_metadata_lock</text:span></text:p>
          <text:p text:style-name="P1"><text:span text:style-name="T6">meta-&gt;lock</text:span></text:p>
          <draw:enhanced-geometry svg:viewBox="0 0 21600 21600" draw:type="rectangle" draw:enhanced-path="M 0 0 L 21600 0 21600 21600 0 21600 0 0 Z N"/>
        </draw:custom-shape>
        <draw:custom-shape draw:style-name="gr1" draw:text-style-name="P13" xml:id="id21" draw:id="id21" draw:layer="layout" svg:width="4.461cm" svg:height="2.178cm" svg:x="11.715cm" svg:y="9.45cm">
          <text:p text:style-name="P1"><text:span text:style-name="T7">f</text:span><text:span text:style-name="T4">s_ext2_inode_release</text:span></text:p>
          <text:p text:style-name="P1"><text:span text:style-name="T6">ext2_metadata_lock</text:span></text:p>
          <text:p text:style-name="P1"><text:span text:style-name="T6">meta-&gt;lock</text:span></text:p>
          <draw:enhanced-geometry svg:viewBox="0 0 21600 21600" draw:type="rectangle" draw:enhanced-path="M 0 0 L 21600 0 21600 21600 0 21600 0 0 Z N"/>
        </draw:custom-shape>
        <draw:custom-shape draw:style-name="gr1" draw:text-style-name="P13" xml:id="id20" draw:id="id20" draw:layer="layout" svg:width="4.461cm" svg:height="2.178cm" svg:x="17.113cm" svg:y="9.45cm">
          <text:p text:style-name="P1"><text:span text:style-name="T4">allocate_block</text:span></text:p>
          <text:p text:style-name="P1"><text:span text:style-name="T6">meta-&gt;sb_lock</text:span></text:p>
          <draw:enhanced-geometry svg:viewBox="0 0 21600 21600" draw:type="rectangle" draw:enhanced-path="M 0 0 L 21600 0 21600 21600 0 21600 0 0 Z N"/>
        </draw:custom-shape>
        <draw:custom-shape draw:style-name="gr1" draw:text-style-name="P13" xml:id="id23" draw:id="id23" draw:layer="layout" svg:width="4.461cm" svg:height="2.178cm" svg:x="11.716cm" svg:y="14.743cm">
          <text:p text:style-name="P1"><text:span text:style-name="T4">deallocate_block</text:span></text:p>
          <text:p text:style-name="P1"><text:span text:style-name="T6">meta-&gt;sb_lock</text:span></text:p>
          <draw:enhanced-geometry svg:viewBox="0 0 21600 21600" draw:type="rectangle" draw:enhanced-path="M 0 0 L 21600 0 21600 21600 0 21600 0 0 Z N"/>
        </draw:custom-shape>
        <draw:custom-shape draw:style-name="gr1" draw:text-style-name="P13" draw:layer="layout" svg:width="4.461cm" svg:height="2.178cm" svg:x="17.033cm" svg:y="3.418cm">
          <text:p text:style-name="P1"><text:span text:style-name="T7">f</text:span><text:span text:style-name="T4">s_ext2_is_busy</text:span></text:p>
          <text:p text:style-name="P1"><text:span text:style-name="T6">meta-&gt;lock</text:span></text:p>
          <draw:enhanced-geometry svg:viewBox="0 0 21600 21600" draw:type="rectangle" draw:enhanced-path="M 0 0 L 21600 0 21600 21600 0 21600 0 0 Z N"/>
        </draw:custom-shape>
        <draw:custom-shape draw:style-name="gr1" draw:text-style-name="P13" xml:id="id22" draw:id="id22" draw:layer="layout" svg:width="4.461cm" svg:height="2.178cm" svg:x="17.099cm" svg:y="14.743cm">
          <text:p text:style-name="P1"><text:span text:style-name="T4">deallocate_inode</text:span></text:p>
          <text:p text:style-name="P1"><text:span text:style-name="T6">meta-&gt;sb_lock</text:span></text:p>
          <draw:enhanced-geometry svg:viewBox="0 0 21600 21600" draw:type="rectangle" draw:enhanced-path="M 0 0 L 21600 0 21600 21600 0 21600 0 0 Z N"/>
        </draw:custom-shape>
        <draw:custom-shape draw:style-name="gr1" draw:text-style-name="P13" xml:id="id19" draw:id="id19" draw:layer="layout" svg:width="4.461cm" svg:height="2.178cm" svg:x="11.142cm" svg:y="3.418cm">
          <text:p text:style-name="P1"><text:span text:style-name="T7">f</text:span><text:span text:style-name="T4">s_ext2_create_inode</text:span></text:p>
          <text:p text:style-name="P1"><text:span text:style-name="T6">meta-&gt;sb_lock</text:span></text:p>
          <text:p text:style-name="P1"><text:span text:style-name="T6">ext2_metadata_lock</text:span></text:p>
          <text:p text:style-name="P1"><text:span text:style-name="T6">meta-&gt;lock</text:span></text:p>
          <draw:enhanced-geometry svg:viewBox="0 0 21600 21600" draw:type="rectangle" draw:enhanced-path="M 0 0 L 21600 0 21600 21600 0 21600 0 0 Z N"/>
        </draw:custom-shape>
        <draw:frame draw:style-name="gr20" draw:text-style-name="P14" draw:layer="layout" svg:width="2.378cm" svg:height="1.692cm" svg:x="11.788cm" svg:y="8.269cm">
          <draw:text-box>
            <text:p><text:span text:style-name="T8">Called in case of an error</text:span></text:p>
          </draw:text-box>
        </draw:frame>
        <draw:connector draw:style-name="gr21" draw:text-style-name="P8" draw:layer="layout" svg:x1="13.372cm" svg:y1="5.596cm" svg:x2="19.343cm" svg:y2="9.45cm" draw:start-shape="id19" draw:start-glue-point="2" draw:end-shape="id20" draw:end-glue-point="0" svg:d="M13372 5596v1927h5971v1927" svg:viewBox="0 0 5972 3855">
          <text:p/>
        </draw:connector>
        <draw:frame draw:style-name="gr20" draw:text-style-name="P14" draw:layer="layout" svg:width="3.042cm" svg:height="1.692cm" svg:x="16.551cm" svg:y="7.686cm">
          <draw:text-box>
            <text:p><text:span text:style-name="T8">Called via write to directory inode</text:span></text:p>
          </draw:text-box>
        </draw:frame>
        <draw:connector draw:style-name="gr21" draw:text-style-name="P8" draw:layer="layout" svg:x1="13.945cm" svg:y1="11.628cm" svg:x2="19.329cm" svg:y2="14.743cm" draw:start-shape="id21" draw:start-glue-point="2" draw:end-shape="id22" svg:d="M13945 11628v1558h5384v1557" svg:viewBox="0 0 5385 3116">
          <text:p/>
        </draw:connector>
        <draw:connector draw:style-name="gr21" draw:text-style-name="P8" draw:layer="layout" svg:x1="13.945cm" svg:y1="11.628cm" svg:x2="13.946cm" svg:y2="14.743cm" draw:start-shape="id21" draw:start-glue-point="2" draw:end-shape="id23" draw:end-glue-point="0" svg:d="M13945 11628v1558h1v1557" svg:viewBox="0 0 2 3116">
          <text:p/>
        </draw:connector>
        <draw:connector draw:style-name="gr21" draw:text-style-name="P8" draw:layer="layout" svg:x1="13.945cm" svg:y1="11.628cm" svg:x2="24.669cm" svg:y2="14.734cm" draw:start-shape="id21" draw:start-glue-point="2" draw:end-shape="id24" svg:d="M13945 11628v1553h10724v1553" svg:viewBox="0 0 10725 3107">
          <text:p/>
        </draw:connector>
        <draw:connector draw:style-name="gr21" draw:text-style-name="P8" draw:layer="layout" svg:x1="13.372cm" svg:y1="5.596cm" svg:x2="13.945cm" svg:y2="9.45cm" draw:start-shape="id19" draw:start-glue-point="2" draw:end-shape="id21" draw:end-glue-point="0" svg:d="M13372 5596v1927h573v1927" svg:viewBox="0 0 574 3855">
          <text:p/>
        </draw:connector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9" draw:text-style-name="P6" draw:layer="layout" svg:width="4.267cm" svg:height="0.962cm" svg:x="1.43cm" svg:y="8.713cm">
          <draw:text-box>
            <text:p>Logical view</text:p>
          </draw:text-box>
        </draw:frame>
        <draw:frame draw:style-name="gr15" draw:text-style-name="P6" draw:layer="layout" svg:width="4.267cm" svg:height="1.673cm" svg:x="1.384cm" svg:y="16.615cm">
          <draw:text-box>
            <text:p>File layout on device</text:p>
          </draw:text-box>
        </draw:frame>
        <draw:custom-shape draw:style-name="gr1" draw:text-style-name="P12" draw:layer="layout" svg:width="4.191cm" svg:height="2.128cm" svg:x="6.272cm" svg:y="7.922cm">
          <text:p text:style-name="P1"><text:span text:style-name="T6">Block 0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draw:layer="layout" svg:width="4.191cm" svg:height="2.128cm" svg:x="10.573cm" svg:y="7.922cm">
          <text:p text:style-name="P1"><text:span text:style-name="T6">Block 1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draw:layer="layout" svg:width="4.191cm" svg:height="2.128cm" svg:x="14.974cm" svg:y="7.922cm">
          <text:p text:style-name="P1"><text:span text:style-name="T6">Block 2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draw:layer="layout" svg:width="4.191cm" svg:height="2.128cm" svg:x="6.273cm" svg:y="16.322cm">
          <text:p text:style-name="P1"><text:span text:style-name="T6">Block 272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draw:layer="layout" svg:width="4.191cm" svg:height="2.128cm" svg:x="10.574cm" svg:y="16.322cm">
          <text:p text:style-name="P1"><text:span text:style-name="T6">Block 561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draw:layer="layout" svg:width="4.191cm" svg:height="2.128cm" svg:x="14.975cm" svg:y="16.322cm">
          <text:p text:style-name="P1"><text:span text:style-name="T6">Block 101</text:span></text:p>
          <draw:enhanced-geometry svg:viewBox="0 0 21600 21600" draw:type="rectangle" draw:enhanced-path="M 0 0 L 21600 0 21600 21600 0 21600 0 0 Z N"/>
        </draw:custom-shape>
        <draw:line draw:style-name="gr21" draw:text-style-name="P8" draw:layer="layout" svg:x1="8.39cm" svg:y1="11.739cm" svg:x2="8.39cm" svg:y2="14.575cm">
          <text:p/>
        </draw:line>
        <draw:line draw:style-name="gr21" draw:text-style-name="P8" draw:layer="layout" svg:x1="12.49cm" svg:y1="11.739cm" svg:x2="12.49cm" svg:y2="14.575cm">
          <text:p/>
        </draw:line>
        <draw:line draw:style-name="gr21" draw:text-style-name="P8" draw:layer="layout" svg:x1="16.99cm" svg:y1="11.739cm" svg:x2="16.99cm" svg:y2="14.575cm">
          <text:p/>
        </draw:line>
        <draw:custom-shape draw:style-name="gr22" draw:text-style-name="P8" draw:layer="layout" svg:width="7.008cm" svg:height="2.67cm" svg:x="9.225cm" svg:y="7.64cm">
          <text:p/>
          <draw:enhanced-geometry svg:viewBox="0 0 21600 21600" draw:type="rectangle" draw:enhanced-path="M 0 0 L 21600 0 21600 21600 0 21600 0 0 Z N"/>
        </draw:custom-shape>
        <draw:line draw:style-name="gr21" draw:text-style-name="P8" draw:layer="layout" svg:x1="12.872cm" svg:y1="6.306cm" svg:x2="12.204cm" svg:y2="7.378cm">
          <text:p/>
        </draw:line>
        <draw:frame draw:style-name="gr9" draw:text-style-name="P6" draw:layer="layout" svg:width="10.178cm" svg:height="0.962cm" svg:x="12.562cm" svg:y="5.161cm">
          <draw:text-box>
            <text:p>Area covered by block walk</text:p>
          </draw:text-box>
        </draw:frame>
        <draw:line draw:style-name="gr21" draw:text-style-name="P8" draw:layer="layout" svg:x1="8.39cm" svg:y1="6.448cm" svg:x2="9.177cm" svg:y2="7.497cm">
          <text:p/>
        </draw:line>
        <draw:frame draw:style-name="gr9" draw:text-style-name="P6" draw:layer="layout" svg:width="10.178cm" svg:height="0.962cm" svg:x="2.408cm" svg:y="5.281cm">
          <draw:text-box>
            <text:p>Start of walk = offset = 1000</text:p>
          </draw:text-box>
        </draw:frame>
        <draw:line draw:style-name="gr21" draw:text-style-name="P8" draw:layer="layout" svg:x1="20.785cm" svg:y1="6.758cm" svg:x2="16.614cm" svg:y2="7.545cm">
          <text:p/>
        </draw:line>
        <draw:frame draw:style-name="gr13" draw:text-style-name="P6" draw:layer="layout" svg:width="6.936cm" svg:height="2.384cm" svg:x="21.064cm" svg:y="6.161cm">
          <draw:text-box>
            <text:p>End of walk:</text:p>
            <text:p>Offset + bytes – 1 = 2057</text:p>
          </draw:text-box>
        </draw:frame>
        <draw:frame draw:style-name="gr13" draw:text-style-name="P6" draw:layer="layout" svg:width="19.474cm" svg:height="2.384cm" svg:x="2.564cm" svg:y="0.757cm">
          <draw:text-box>
            <text:p><text:span text:style-name="T9">Parameters of walk:</text:span></text:p>
            <text:p>Offset = 1000</text:p>
            <text:p>Bytes = 1058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4" draw:text-style-name="P15" draw:layer="layout" svg:width="4.134cm" svg:height="1.654cm" svg:x="0.926cm" svg:y="15.875cm">
          <text:p text:style-name="P1"><text:span text:style-name="T10">File descriptor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4.134cm" svg:height="1.654cm" svg:x="0.925cm" svg:y="18.274cm">
          <text:p text:style-name="P1"><text:span text:style-name="T10">File descriptor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4.134cm" svg:height="1.654cm" svg:x="6.846cm" svg:y="12.998cm">
          <text:p text:style-name="P1"><text:span text:style-name="T10">Open file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4.134cm" svg:height="1.654cm" svg:x="11.906cm" svg:y="11.409cm">
          <text:p text:style-name="P1"><text:span text:style-name="T10">Inode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4.134cm" svg:height="1.654cm" svg:x="16.93cm" svg:y="9.427cm">
          <text:p text:style-name="P1"><text:span text:style-name="T10">Open file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4.134cm" svg:height="1.654cm" svg:x="23.052cm" svg:y="0.993cm">
          <text:p text:style-name="P1"><text:span text:style-name="T10">File descriptor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4.134cm" svg:height="1.654cm" svg:x="23.051cm" svg:y="3.392cm">
          <text:p text:style-name="P1"><text:span text:style-name="T10">File descriptor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4.134cm" svg:height="1.654cm" svg:x="23.051cm" svg:y="7.202cm">
          <text:p text:style-name="P1"><text:span text:style-name="T10">File descriptor</text:span></text:p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2.831cm" svg:height="0.962cm" draw:transform="rotate (1.5707963267949) translate (24.647cm 6.899cm)">
          <draw:text-box>
            <text:p><text:span text:style-name="T10">. . .</text:span></text:p>
          </draw:text-box>
        </draw:frame>
        <draw:line draw:style-name="gr23" draw:text-style-name="P8" draw:layer="layout" svg:x1="21.961cm" svg:y1="1.984cm" svg:x2="21.961cm" svg:y2="10.12cm">
          <text:p/>
        </draw:line>
        <draw:line draw:style-name="gr21" draw:text-style-name="P8" draw:layer="layout" svg:x1="21.961cm" svg:y1="10.12cm" svg:x2="21.204cm" svg:y2="10.148cm">
          <text:p/>
        </draw:line>
        <draw:line draw:style-name="gr23" draw:text-style-name="P8" draw:layer="layout" svg:x1="23.056cm" svg:y1="8.013cm" svg:x2="21.979cm" svg:y2="8.013cm">
          <text:p/>
        </draw:line>
        <draw:line draw:style-name="gr23" draw:text-style-name="P8" draw:layer="layout" svg:x1="23.056cm" svg:y1="4.139cm" svg:x2="21.941cm" svg:y2="4.139cm">
          <text:p/>
        </draw:line>
        <draw:line draw:style-name="gr23" draw:text-style-name="P8" draw:layer="layout" svg:x1="23.037cm" svg:y1="1.947cm" svg:x2="21.941cm" svg:y2="1.947cm">
          <text:p/>
        </draw:line>
        <draw:line draw:style-name="gr23" draw:text-style-name="P8" draw:layer="layout" svg:x1="19.012cm" svg:y1="11.075cm" svg:x2="19.023cm" svg:y2="15.743cm">
          <text:p/>
        </draw:line>
        <draw:line draw:style-name="gr21" draw:text-style-name="P8" draw:layer="layout" svg:x1="19.012cm" svg:y1="12.285cm" svg:x2="15.988cm" svg:y2="12.285cm">
          <text:p/>
        </draw:line>
        <draw:line draw:style-name="gr23" draw:text-style-name="P8" draw:layer="layout" svg:x1="8.844cm" svg:y1="13.027cm" svg:x2="8.844cm" svg:y2="12.29cm">
          <text:p/>
        </draw:line>
        <draw:line draw:style-name="gr21" draw:text-style-name="P8" draw:layer="layout" svg:x1="8.825cm" svg:y1="12.266cm" svg:x2="11.963cm" svg:y2="12.266cm">
          <text:p/>
        </draw:line>
        <draw:line draw:style-name="gr23" draw:text-style-name="P8" draw:layer="layout" svg:x1="6.028cm" svg:y1="19.145cm" svg:x2="6.028cm" svg:y2="14.08cm">
          <text:p/>
        </draw:line>
        <draw:line draw:style-name="gr21" draw:text-style-name="P8" draw:layer="layout" svg:x1="6.028cm" svg:y1="14.118cm" svg:x2="6.879cm" svg:y2="14.137cm">
          <text:p/>
        </draw:line>
        <draw:line draw:style-name="gr23" draw:text-style-name="P8" draw:layer="layout" svg:x1="5.064cm" svg:y1="16.687cm" svg:x2="6.028cm" svg:y2="16.687cm">
          <text:p/>
        </draw:line>
        <draw:line draw:style-name="gr23" draw:text-style-name="P8" draw:layer="layout" svg:x1="5.083cm" svg:y1="19.125cm" svg:x2="6.028cm" svg:y2="19.125cm">
          <text:p/>
        </draw:line>
        <draw:frame draw:style-name="gr24" draw:text-style-name="P18" draw:layer="layout" svg:width="20.109cm" svg:height="6.356cm" svg:x="0.294cm" svg:y="2.323cm">
          <draw:text-box>
            <text:list text:style-name="L2">
              <text:list-item>
                <text:p text:style-name="P17"><text:span text:style-name="T2">A pipe is referred to by two open files, representing the reading and writing end</text:span></text:p>
              </text:list-item>
              <text:list-item>
                <text:p text:style-name="P17"><text:span text:style-name="T2">These open files are stored in the open files table along with regular open files</text:span></text:p>
              </text:list-item>
              <text:list-item>
                <text:p text:style-name="P17"><text:span text:style-name="T2">As usual, each open file can be accessed via 1..n file descriptors</text:span></text:p>
              </text:list-item>
              <text:list-item>
                <text:p text:style-name="P17"><text:span text:style-name="T2">A pipe consists of a circular buffer and reference counts which count reading and writing open files connected to the pipe</text:span></text:p>
              </text:list-item>
              <text:list-item>
                <text:p text:style-name="P17"><text:span text:style-name="T2">The following functions operate on pipes:</text:span></text:p>
                <text:list>
                  <text:list-item>
                    <text:p text:style-name="P17"><text:span text:style-name="T2">pipe_create – create a pipe</text:span></text:p>
                  </text:list-item>
                  <text:list-item>
                    <text:p text:style-name="P17"><text:span text:style-name="T2">pipe_connect – connect an open file to a pipe</text:span></text:p>
                  </text:list-item>
                  <text:list-item>
                    <text:p text:style-name="P17"><text:span text:style-name="T2">pipe_disconnect – disconnect an open file from a pipe</text:span></text:p>
                  </text:list-item>
                  <text:list-item>
                    <text:p text:style-name="P17"><text:span text:style-name="T2">pipe_read, pipe_write – read from and write to a pipe</text:span></text:p>
                  </text:list-item>
                </text:list>
                <text:p text:style-name="P17"><text:span text:style-name="T2"/></text:p>
              </text:list-item>
            </text:list>
          </draw:text-box>
        </draw:frame>
        <draw:custom-shape draw:style-name="gr4" draw:text-style-name="P15" draw:layer="layout" svg:width="4.134cm" svg:height="1.654cm" svg:x="11.906cm" svg:y="14.809cm">
          <text:p text:style-name="P1"><text:span text:style-name="T10">Pipe</text:span></text:p>
          <draw:enhanced-geometry svg:viewBox="0 0 21600 21600" draw:type="rectangle" draw:enhanced-path="M 0 0 L 21600 0 21600 21600 0 21600 0 0 Z N"/>
        </draw:custom-shape>
        <draw:line draw:style-name="gr21" draw:text-style-name="P8" draw:layer="layout" svg:x1="18.997cm" svg:y1="15.743cm" svg:x2="16.033cm" svg:y2="15.743cm">
          <text:p/>
        </draw:line>
        <draw:line draw:style-name="gr23" draw:text-style-name="P8" draw:layer="layout" svg:x1="8.837cm" svg:y1="14.711cm" svg:x2="8.837cm" svg:y2="15.717cm">
          <text:p/>
        </draw:line>
        <draw:line draw:style-name="gr21" draw:text-style-name="P8" draw:layer="layout" svg:x1="8.81cm" svg:y1="15.69cm" svg:x2="11.932cm" svg:y2="15.69cm">
          <text:p/>
        </draw:lin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</meta:initial-creator>
    <meta:creation-date>2011-08-29T14:04:09</meta:creation-date>
    <dc:date>2018-04-23T12:02:37.186925603</dc:date>
    <dc:creator>Christian </dc:creator>
    <meta:editing-duration>PT3H24M42S</meta:editing-duration>
    <meta:editing-cycles>89</meta:editing-cycles>
    <meta:generator>LibreOffice/5.1.6.2$Linux_X86_64 LibreOffice_project/10m0$Build-2</meta:generator>
    <meta:document-statistic meta:object-count="333"/>
  </office:meta>
</office:document-meta>
</file>